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zona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tlanta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a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veland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llas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nver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troit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n Bay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uston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dianapoli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nsas City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nesota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w England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 Orleans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Giants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 Jets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akla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tsburgh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 Diego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Francisco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 Louis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a Bay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essee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shington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